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RLProviderImpl.setAbsoluteURL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Impl.setFul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Impl.ResourceURLProviderImpl( PortalContextProviderImpl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